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6fc2"/>
    </style:style>
    <style:style style:name="P2" style:family="paragraph" style:parent-style-name="Standard">
      <style:paragraph-properties fo:text-align="center" style:justify-single-word="false"/>
      <style:text-properties officeooo:paragraph-rsid="00106fc2"/>
    </style:style>
    <style:style style:name="P3" style:family="paragraph" style:parent-style-name="Standard">
      <style:paragraph-properties fo:text-align="center" style:justify-single-word="false"/>
      <style:text-properties fo:font-size="15pt" officeooo:paragraph-rsid="00106fc2" fo:background-color="#fff200" style:font-size-asian="15pt" style:font-size-complex="15pt"/>
    </style:style>
    <style:style style:name="T1" style:family="text">
      <style:text-properties officeooo:rsid="00106fc2"/>
    </style:style>
    <style:style style:name="T2" style:family="text">
      <style:text-properties fo:font-size="15pt" officeooo:rsid="00106fc2" style:font-size-asian="15pt" style:font-size-complex="15pt"/>
    </style:style>
    <style:style style:name="T3" style:family="text">
      <style:text-properties fo:font-size="15pt" officeooo:rsid="00106fc2" fo:background-color="#fff200" loext:char-shading-value="0" style:font-size-asian="15pt" style:font-size-complex="15pt"/>
    </style:style>
    <style:style style:name="T4" style:family="text">
      <style:text-properties fo:font-size="15pt" officeooo:rsid="00106fc2" fo:background-color="#fff200" loext:char-shading-value="0" style:font-size-asian="15pt" style:font-size-complex="15pt"/>
    </style:style>
    <style:style style:name="T5" style:family="text">
      <style:text-properties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06fc2"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4">ARCHIVE PAGE </text:span></text:p>
      <text:p text:style-name="P3"/>
      <text:p text:style-name="P1"/>
      <text:p text:style-name="P1">&lt;?php</text:p>
      <text:p text:style-name="Standard"><text:s text:c="20"/>$taxonomy = 'product_cat';</text:p>
      <text:p text:style-name="Standard"><text:s text:c="20"/>$orderby = 'term_order';</text:p>
      <text:p text:style-name="Standard"><text:s text:c="20"/>$order = 'ASC';</text:p>
      <text:p text:style-name="Standard"><text:s text:c="20"/>$show_count = 0; // 1 for yes, 0 for no</text:p>
      <text:p text:style-name="Standard"><text:s text:c="20"/>$pad_counts = 0; // 1 for yes, 0 for no</text:p>
      <text:p text:style-name="Standard"><text:s text:c="20"/>$hierarchical = 1; // 1 for yes, 0 for no</text:p>
      <text:p text:style-name="Standard"><text:s text:c="20"/>$title = '';</text:p>
      <text:p text:style-name="Standard"><text:s text:c="20"/>$empty = 0;</text:p>
      <text:p text:style-name="Standard"/>
      <text:p text:style-name="Standard"><text:s text:c="20"/>$args = array(</text:p>
      <text:p text:style-name="Standard"><text:s text:c="24"/>'taxonomy' =&gt; $taxonomy,</text:p>
      <text:p text:style-name="Standard"><text:s text:c="24"/>'orderby' =&gt; $orderby,</text:p>
      <text:p text:style-name="Standard"><text:s text:c="24"/>'order' =&gt; $order,</text:p>
      <text:p text:style-name="Standard"><text:s text:c="24"/>'show_count' =&gt; $show_count,</text:p>
      <text:p text:style-name="Standard"><text:s text:c="24"/>'pad_counts' =&gt; $pad_counts,</text:p>
      <text:p text:style-name="Standard"><text:s text:c="24"/>'hierarchical' =&gt; $hierarchical,</text:p>
      <text:p text:style-name="Standard"><text:s text:c="24"/>'title_li' =&gt; $title,</text:p>
      <text:p text:style-name="Standard"><text:s text:c="24"/>'hide_empty' =&gt; 0,</text:p>
      <text:p text:style-name="Standard"><text:s text:c="24"/>'parent' =&gt; 0</text:p>
      <text:p text:style-name="Standard"><text:s text:c="20"/>);</text:p>
      <text:p text:style-name="Standard"/>
      <text:p text:style-name="Standard"><text:s text:c="20"/>// $currentUrlCat = <text:s/>basename($_SERVER['REQUEST_URI']);</text:p>
      <text:p text:style-name="Standard"><text:s text:c="20"/>// $categoryss_id = get_cat_ID($currentUrlCat);</text:p>
      <text:p text:style-name="Standard"/>
      <text:p text:style-name="Standard"><text:s text:c="20"/></text:p>
      <text:p text:style-name="Standard"/>
      <text:p text:style-name="Standard"/>
      <text:p text:style-name="Standard"><text:s text:c="20"/>// $category = get_category( get_query_var( $currentUrlCat ) );</text:p>
      <text:p text:style-name="Standard"><text:s text:c="20"/>// $cat_id = $category-&gt;cat_ID;</text:p>
      <text:p text:style-name="Standard"><text:s text:c="20"/>// var_dump($categoryss_id, $cat_id);</text:p>
      <text:p text:style-name="Standard"><text:s text:c="20"/></text:p>
      <text:p text:style-name="Standard"><text:s text:c="20"/>// <text:s text:c="2"/>var_dump();</text:p>
      <text:p text:style-name="Standard"><text:s text:c="20"/>// $category_id_url = get_cat_ID('Dresses');</text:p>
      <text:p text:style-name="Standard"><text:s text:c="20"/>// var_dump($category_id_url);</text:p>
      <text:p text:style-name="Standard"><text:s text:c="18"/><text:span text:style-name="T6"><text:s text:c="2"/>$category = get_queried_object(); -</text:span><text:span text:style-name="T7">&gt; TO GET CURRENT ID IN URL</text:span></text:p>
      <text:p text:style-name="Standard"/>
      <text:p text:style-name="Standard"><text:s text:c="16"/>$cid = $category-&gt;term_id;</text:p>
      <text:p text:style-name="Standard"/>
      <text:p text:style-name="Standard">// <text:s text:c="16"/>var_dump($cid);</text:p>
      <text:p text:style-name="Standard"/>
      <text:p text:style-name="Standard"><text:s text:c="16"/>$currentUrlCat = basename($_SERVER['REQUEST_URI']);</text:p>
      <text:p text:style-name="Standard"><text:s text:c="16"/>// var_dump($currentUrlCat);</text:p>
      <text:p text:style-name="Standard"/>
      <text:p text:style-name="Standard"><text:s text:c="20"/>$all_categories = get_categories($args);</text:p>
      <text:p text:style-name="Standard"><text:s text:c="20"/>// var_dump($all_categories);</text:p>
      <text:p text:style-name="Standard"><text:s text:c="20"/>foreach ($all_categories as $cat) {</text:p>
      <text:p text:style-name="Standard"><text:s text:c="24"/>$category_id = $cat-&gt;term_id;</text:p>
      <text:p text:style-name="Standard"/>
      <text:p text:style-name="Standard"><text:soft-page-break/><text:s text:c="24"/>$args2 = array(</text:p>
      <text:p text:style-name="Standard"><text:s text:c="28"/>'taxonomy' =&gt; $taxonomy,</text:p>
      <text:p text:style-name="Standard"><text:s text:c="28"/>'parent' =&gt; $category_id,</text:p>
      <text:p text:style-name="Standard"><text:s text:c="28"/>'hierarchical' =&gt; $hierarchical,</text:p>
      <text:p text:style-name="Standard"><text:s text:c="28"/>'orderby' =&gt; $orderby,</text:p>
      <text:p text:style-name="Standard"><text:s text:c="28"/>'order' =&gt; $order,</text:p>
      <text:p text:style-name="Standard"><text:s text:c="28"/>'hide_empty' =&gt; 0</text:p>
      <text:p text:style-name="Standard"><text:s text:c="24"/>);</text:p>
      <text:p text:style-name="Standard"><text:s text:c="22"/></text:p>
      <text:p text:style-name="Standard"><text:s text:c="24"/>$categories_cnt = count(get_categories($args2));</text:p>
      <text:p text:style-name="Standard"><text:s text:c="24"/></text:p>
      <text:p text:style-name="Standard"><text:s text:c="22"/></text:p>
      <text:p text:style-name="Standard"><text:s text:c="20"/></text:p>
      <text:p text:style-name="Standard"><text:s text:c="24"/></text:p>
      <text:p text:style-name="Standard"><text:s text:c="24"/>if ($categories_cnt != 0) {</text:p>
      <text:p text:style-name="Standard"><text:s text:c="27"/></text:p>
      <text:p text:style-name="Standard"><text:s text:c="27"/></text:p>
      <text:p text:style-name="Standard"><text:s text:c="28"/>echo "&lt;ul class='category checkboxcategory'&gt;</text:p>
      <text:p text:style-name="Standard"><text:s text:c="36"/>&lt;li &gt;&lt;input type='checkbox' id='$category_id;' value=' $category_id'".($cid == $category_id ? 'checked="checked"':'')." class='category'/&gt;</text:p>
      <text:p text:style-name="Standard"><text:s text:c="36"/>&lt;label&gt;</text:p>
      <text:p text:style-name="Standard"><text:s text:c="37"/>$cat-&gt;name</text:p>
      <text:p text:style-name="Standard"><text:s text:c="36"/>&lt;/label&gt;</text:p>
      <text:p text:style-name="Standard"><text:s text:c="33"/>&lt;/ul&gt;</text:p>
      <text:p text:style-name="Standard"><text:s text:c="32"/>&lt;/li&gt;";</text:p>
      <text:p text:style-name="Standard"/>
      <text:p text:style-name="Standard"><text:s text:c="28"/>$sub_cats = get_categories($args2);</text:p>
      <text:p text:style-name="Standard"><text:s text:c="28"/>if ($sub_cats) {</text:p>
      <text:p text:style-name="Standard"><text:s text:c="32"/>echo "&lt;ul class='category sub_cats'&gt;";</text:p>
      <text:p text:style-name="Standard"><text:s text:c="32"/>foreach ($sub_cats as $sub_category) {</text:p>
      <text:p text:style-name="Standard"><text:s text:c="36"/>$sub_category_id = $sub_category-&gt;term_taxonomy_id;</text:p>
      <text:p text:style-name="Standard"><text:s text:c="36"/>echo "&lt;li &gt;&lt;input type='checkbox' name='' id='$sub_category_id' value='$sub_category_id'".($cid == $sub_category_id ? 'checked="checked"':'')." class='category' <text:s/>/&gt;&lt;label&gt;$sub_category-&gt;cat_name&lt;/label&gt;&lt;/li&gt;";</text:p>
      <text:p text:style-name="Standard"><text:s text:c="36"/>$args = array(</text:p>
      <text:p text:style-name="Standard"><text:s text:c="40"/>'post_type' =&gt; 'product',</text:p>
      <text:p text:style-name="Standard"><text:s text:c="40"/>'product_cat' =&gt; $sub_category-&gt;slug,</text:p>
      <text:p text:style-name="Standard"><text:s text:c="40"/>'orderby' =&gt; $orderby,</text:p>
      <text:p text:style-name="Standard"><text:s text:c="40"/>'order' =&gt; $order</text:p>
      <text:p text:style-name="Standard"><text:s text:c="36"/>);</text:p>
      <text:p text:style-name="Standard"><text:s text:c="32"/>}</text:p>
      <text:p text:style-name="Standard"><text:s text:c="32"/>echo "&lt;/ul&gt;";</text:p>
      <text:p text:style-name="Standard"><text:s text:c="28"/>}</text:p>
      <text:p text:style-name="Standard"><text:s text:c="24"/>} else {</text:p>
      <text:p text:style-name="Standard"><text:s text:c="28"/>echo "&lt;ul class='category checkboxcategory'&gt;&lt;li &gt;&lt;input type='checkbox' id='$category_id' value='$category_id'".($cid == $category_id ? 'checked="checked"':'')." class='category'/&gt;&lt;label&gt;$cat-&gt;name&lt;/label&gt;&lt;/ul&gt;&lt;/li&gt;";</text:p>
      <text:p text:style-name="Standard"><text:s text:c="20"/>?&gt;</text:p>
      <text:p text:style-name="Standard"><text:s text:c="20"/>&lt;?php wp_reset_query();</text:p>
      <text:p text:style-name="Standard"><text:s text:c="24"/>}</text:p>
      <text:p text:style-name="Standard"><text:s text:c="20"/>}</text:p>
      <text:p text:style-name="Standard"><text:s text:c="20"/>?&gt;</text:p>
      <text:p text:style-name="Standard"><text:soft-page-break/></text:p>
      <text:p text:style-name="Standard"/>
      <text:p text:style-name="Standard"><text:s text:c="16"/>&lt;/ul&gt;</text:p>
      <text:p text:style-name="Standard"><text:s text:c="16"/>&lt;ul&gt;</text:p>
      <text:p text:style-name="Standard"><text:s text:c="20"/>&lt;li class="border-top pt-3"&gt;</text:p>
      <text:p text:style-name="Standard"><text:s text:c="24"/>&lt;input type="checkbox" name="" class="onsale" id="sale" value="sale"&gt;</text:p>
      <text:p text:style-name="Standard"><text:s text:c="24"/>&lt;label for="sale"&gt;On sale&lt;/label&gt;</text:p>
      <text:p text:style-name="Standard"><text:s text:c="20"/>&lt;/li&gt;</text:p>
      <text:p text:style-name="Standard"><text:s text:c="20"/>&lt;li class="border-bottom"&gt;</text:p>
      <text:p text:style-name="Standard"><text:s text:c="24"/>&lt;input type="checkbox" name="" class="stock" id="stock" value="stock"&gt;</text:p>
      <text:p text:style-name="Standard"><text:s text:c="24"/>&lt;label for="stock"&gt;In stock&lt;/label&gt;</text:p>
      <text:p text:style-name="Standard"><text:s text:c="20"/>&lt;/li&gt;</text:p>
      <text:p text:style-name="Standard"><text:s text:c="20"/>&lt;li&gt;</text:p>
      <text:p text:style-name="Standard"><text:s text:c="16"/>&lt;/ul&gt;</text:p>
      <text:p text:style-name="Standard"><text:s text:c="12"/>&lt;/div&gt;</text:p>
      <text:p text:style-name="Standard"><text:s text:c="12"/>&lt;div class="price-range-slider"&gt;</text:p>
      <text:p text:style-name="Standard"><text:s text:c="16"/>&lt;p class="range-value"&gt;</text:p>
      <text:p text:style-name="Standard"><text:s text:c="20"/>&lt;input type="text" id="amount" readonly&gt;</text:p>
      <text:p text:style-name="Standard"><text:s text:c="20"/>&lt;input type="hidden" id="pmin"&gt;</text:p>
      <text:p text:style-name="Standard"><text:s text:c="20"/>&lt;input type="hidden" id="pmax"&gt;</text:p>
      <text:p text:style-name="Standard"><text:s text:c="16"/>&lt;/p&gt;</text:p>
      <text:p text:style-name="Standard"><text:s text:c="16"/>&lt;div id="slider-range" class="range-bar"&gt;&lt;/div&gt;</text:p>
      <text:p text:style-name="Standard"><text:s text:c="12"/>&lt;/div&gt;</text:p>
      <text:p text:style-name="Standard"><text:s text:c="8"/>&lt;/div&gt;</text:p>
      <text:p text:style-name="Standard"><text:s text:c="8"/>&lt;div class="right_side_bar"&gt;</text:p>
      <text:p text:style-name="Standard"><text:s text:c="12"/>&lt;div class="filter_right"&gt;</text:p>
      <text:p text:style-name="Standard"><text:s text:c="16"/>&lt;p class="result-count"&gt;&lt;span class="tot"&gt;&lt;/span&gt; results&lt;/p&gt;</text:p>
      <text:p text:style-name="Standard"/>
      <text:p text:style-name="Standard"><text:s text:c="16"/>&lt;div class="right_toggle_side"&gt;</text:p>
      <text:p text:style-name="Standard"><text:s text:c="20"/>&lt;div class="toggle_mobile_left_bar" style="display: none;"&gt;</text:p>
      <text:p text:style-name="Standard"><text:s text:c="24"/>&lt;img src="/wp-content/uploads/2023/01/filterr-1.png"&gt;</text:p>
      <text:p text:style-name="Standard"><text:s text:c="20"/>&lt;/div&gt;</text:p>
      <text:p text:style-name="Standard"><text:s text:c="20"/>&lt;div class="sort_filter"&gt;</text:p>
      <text:p text:style-name="Standard"><text:s text:c="24"/>&lt;select name="orderby" class="orderby3" aria-label="Shop order"&gt;</text:p>
      <text:p text:style-name="Standard"><text:s text:c="28"/>&lt;option value="" selected="selected"&gt;Default sorting&lt;/option&gt;</text:p>
      <text:p text:style-name="Standard"><text:s text:c="28"/>&lt;option value="popularity"&gt;Sort by popularity&lt;/option&gt;</text:p>
      <text:p text:style-name="Standard"><text:s text:c="28"/>&lt;option value="date"&gt;Sort by latest&lt;/option&gt;</text:p>
      <text:p text:style-name="Standard"><text:s text:c="28"/>&lt;option value="price-asc"&gt;Sort by price: low to high&lt;/option&gt;</text:p>
      <text:p text:style-name="Standard"><text:s text:c="28"/>&lt;option value="price-desc"&gt;Sort by price: high to low&lt;/option&gt;</text:p>
      <text:p text:style-name="Standard"><text:s text:c="24"/>&lt;/select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12"/>&lt;div class="loader"&gt;&lt;/div&gt;</text:p>
      <text:p text:style-name="Standard"><text:s text:c="12"/>&lt;div class="product_card_row" id="list-row"&gt;</text:p>
      <text:p text:style-name="Standard"><text:s text:c="12"/>&lt;/div&gt;</text:p>
      <text:p text:style-name="Standard"><text:s text:c="8"/>&lt;/div&gt;</text:p>
      <text:p text:style-name="Standard"><text:s text:c="4"/>&lt;/div&gt;</text:p>
      <text:p text:style-name="Standard">&lt;/div&gt;</text:p>
      <text:p text:style-name="Standard"/>
      <text:p text:style-name="Standard">&lt;?php get_footer(); ?&gt;</text:p>
      <text:p text:style-name="Standard">&lt;script type="text/javascript"&gt;</text:p>
      <text:p text:style-name="Standard"><text:soft-page-break/>jQuery(document).ready(function() {</text:p>
      <text:p text:style-name="Standard"><text:s text:c="4"/>var page = 1;</text:p>
      <text:p text:style-name="Standard"><text:s text:c="4"/>$("#slider-range").slider({</text:p>
      <text:p text:style-name="Standard"><text:s text:c="8"/>range: true,</text:p>
      <text:p text:style-name="Standard"><text:s text:c="8"/>min: 0,</text:p>
      <text:p text:style-name="Standard"><text:s text:c="8"/>max: 2000,</text:p>
      <text:p text:style-name="Standard"><text:s text:c="8"/>values: [0, 500],</text:p>
      <text:p text:style-name="Standard"><text:s text:c="8"/>slide: function(event, ui) {</text:p>
      <text:p text:style-name="Standard"><text:s text:c="12"/>$("#amount").val("$" + ui.values[0] + " - $" + ui.values[1]);</text:p>
      <text:p text:style-name="Standard"><text:s text:c="12"/>$("#pmin").val(ui.values[0]);</text:p>
      <text:p text:style-name="Standard"><text:s text:c="12"/>$("#pmax").val(ui.values[1]);</text:p>
      <text:p text:style-name="Standard"><text:s text:c="8"/>},</text:p>
      <text:p text:style-name="Standard"><text:s text:c="8"/>stop: function(event, ui) {</text:p>
      <text:p text:style-name="Standard"><text:s text:c="12"/>ajaxCall(page)</text:p>
      <text:p text:style-name="Standard"><text:s text:c="8"/>}</text:p>
      <text:p text:style-name="Standard"><text:s text:c="4"/>});</text:p>
      <text:p text:style-name="Standard"><text:s text:c="4"/>$("#amount").val("$" + $("#slider-range").slider("values", 0) +</text:p>
      <text:p text:style-name="Standard"><text:s text:c="8"/>" - $" + $("#slider-range").slider("values", 1));</text:p>
      <text:p text:style-name="Standard"/>
      <text:p text:style-name="Standard"><text:s text:c="4"/>$("#pmin").val($("#slider-range").slider("values", 0));</text:p>
      <text:p text:style-name="Standard"><text:s text:c="4"/>$("#pmax").val($("#slider-range").slider("values", 1));</text:p>
      <text:p text:style-name="Standard"/>
      <text:p text:style-name="Standard"><text:s text:c="4"/>var data = {</text:p>
      <text:p text:style-name="Standard"><text:s text:c="8"/>action: 'filter_data',</text:p>
      <text:p text:style-name="Standard"><text:s text:c="4"/>};</text:p>
      <text:p text:style-name="Standard"/>
      <text:p text:style-name="Standard"/>
      <text:p text:style-name="Standard"><text:s text:c="4"/>function ajaxCall(page) {</text:p>
      <text:p text:style-name="Standard"><text:s text:c="8"/>var category = [];</text:p>
      <text:p text:style-name="Standard"><text:s text:c="8"/>jQuery('#list-row').html("");</text:p>
      <text:p text:style-name="Standard"><text:s text:c="8"/>jQuery('.loader').show();</text:p>
      <text:p text:style-name="Standard"/>
      <text:p text:style-name="Standard"/>
      <text:p text:style-name="Standard"><text:s text:c="8"/>$(".category:checkbox:checked").each(function() {</text:p>
      <text:p text:style-name="Standard"><text:s text:c="12"/>const val = $(this).val()</text:p>
      <text:p text:style-name="Standard"><text:s text:c="12"/>console.log(val);</text:p>
      <text:p text:style-name="Standard"><text:s text:c="12"/>category.push(val)</text:p>
      <text:p text:style-name="Standard"><text:s text:c="8"/>})</text:p>
      <text:p text:style-name="Standard"/>
      <text:p text:style-name="Standard"><text:s text:c="8"/>data.category = category;</text:p>
      <text:p text:style-name="Standard"><text:s text:c="8"/>data.onsale = $('.onsale').is(':checked') ? 'yes' : 'no';</text:p>
      <text:p text:style-name="Standard"><text:s text:c="8"/>data.stock = $('.stock').is(':checked') ? 'yes' : 'no';</text:p>
      <text:p text:style-name="Standard"><text:s text:c="8"/>data.price_min = $("#pmin").val();</text:p>
      <text:p text:style-name="Standard"><text:s text:c="8"/>data.price_max = $("#pmax").val();</text:p>
      <text:p text:style-name="Standard"><text:s text:c="8"/>data.keyword = $(".search_brand").val();</text:p>
      <text:p text:style-name="Standard"><text:s text:c="8"/>data.page = page;</text:p>
      <text:p text:style-name="Standard"><text:s text:c="8"/>data.orderby = $(".orderby3").val();</text:p>
      <text:p text:style-name="Standard"/>
      <text:p text:style-name="Standard"><text:s text:c="8"/>jQuery.ajax({</text:p>
      <text:p text:style-name="Standard"><text:s text:c="12"/>type: "post",</text:p>
      <text:p text:style-name="Standard"><text:s text:c="12"/>url: "&lt;?php echo admin_url('admin-ajax.php'); ?&gt;",</text:p>
      <text:p text:style-name="Standard"><text:s text:c="12"/>data: data,</text:p>
      <text:p text:style-name="Standard"><text:soft-page-break/><text:s text:c="12"/>success: function(response) {</text:p>
      <text:p text:style-name="Standard"><text:s text:c="16"/>jQuery('.loader').hide();</text:p>
      <text:p text:style-name="Standard"><text:s text:c="16"/>jQuery('#list-row').html(response);</text:p>
      <text:p text:style-name="Standard"><text:s text:c="16"/>setTimeout(() =&gt; {</text:p>
      <text:p text:style-name="Standard"><text:s text:c="20"/>jQuery('.result-count .tot').text(jQuery('#cnt').val());</text:p>
      <text:p text:style-name="Standard"><text:s text:c="16"/>}, 1000)</text:p>
      <text:p text:style-name="Standard"><text:s text:c="12"/>}</text:p>
      <text:p text:style-name="Standard"><text:s text:c="8"/>});</text:p>
      <text:p text:style-name="Standard"><text:s text:c="4"/>}</text:p>
      <text:p text:style-name="Standard"/>
      <text:p text:style-name="Standard"><text:s text:c="4"/>ajaxCall(page)</text:p>
      <text:p text:style-name="Standard"/>
      <text:p text:style-name="Standard"><text:s text:c="4"/>$('.category, .onsale, .stock').on('click', function() {</text:p>
      <text:p text:style-name="Standard"><text:s text:c="8"/>ajaxCall(page);</text:p>
      <text:p text:style-name="Standard"><text:s text:c="4"/>})</text:p>
      <text:p text:style-name="Standard"><text:s text:c="4"/>$('.orderby3').on('change', function() {</text:p>
      <text:p text:style-name="Standard"><text:s text:c="8"/>ajaxCall(page);</text:p>
      <text:p text:style-name="Standard"><text:s text:c="4"/>})</text:p>
      <text:p text:style-name="Standard"/>
      <text:p text:style-name="Standard"><text:s text:c="4"/>$(document).on('keyup', '.search_brand', function() {</text:p>
      <text:p text:style-name="Standard"><text:s text:c="8"/>ajaxCall(page);</text:p>
      <text:p text:style-name="Standard"><text:s text:c="4"/>})</text:p>
      <text:p text:style-name="Standard"/>
      <text:p text:style-name="Standard"><text:s text:c="4"/>jQuery(document).on('click', '.cvf-universal-pagination li.active', function() {</text:p>
      <text:p text:style-name="Standard"><text:s text:c="8"/>page = jQuery(this).attr('p');</text:p>
      <text:p text:style-name="Standard"><text:s text:c="8"/>ajaxCall(page);</text:p>
      <text:p text:style-name="Standard"><text:s text:c="4"/>});</text:p>
      <text:p text:style-name="Standard"/>
      <text:p text:style-name="Standard">});</text:p>
      <text:p text:style-name="Standard">&lt;/script&gt;</text:p>
      <text:p text:style-name="Standard"/>
      <text:p text:style-name="Standard">&lt;script&gt;</text:p>
      <text:p text:style-name="Standard">$(document).ready(function() {</text:p>
      <text:p text:style-name="Standard"><text:s text:c="4"/>// <text:s text:c="8"/>console.log("hello");</text:p>
      <text:p text:style-name="Standard"><text:s text:c="4"/>$(".toggle_mobile_left_bar").click(function() {</text:p>
      <text:p text:style-name="Standard"><text:s text:c="8"/>$(".left_side_bar").toggleClass("slide");</text:p>
      <text:p text:style-name="Standard"><text:s text:c="4"/>});</text:p>
      <text:p text:style-name="Standard">});</text:p>
      <text:p text:style-name="Standard">&lt;/script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6T10:28:25.876176803</meta:creation-date>
    <dc:date>2023-01-16T10:29:38.902026148</dc:date>
    <meta:editing-duration>PT1M14S</meta:editing-duration>
    <meta:editing-cycles>1</meta:editing-cycles>
    <meta:document-statistic meta:table-count="0" meta:image-count="0" meta:object-count="0" meta:page-count="5" meta:paragraph-count="211" meta:word-count="562" meta:character-count="9005" meta:non-whitespace-character-count="5127"/>
    <meta:generator>LibreOffice/6.0.7.3$Linux_X86_64 LibreOffice_project/00m0$Build-3</meta:generator>
  </office:meta>
</office:document-meta>
</file>